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Visual-based Model-free Control of Soft Continuum Robot for Effective Endoscopic Navigation</text:title></text:p>
      <text:p text:style-name="OrgTitle"/>
      <text:p text:style-name="OrgSubtitle"><text:initial-creator>Author 1, Author 2</text:initial-creator></text:p>
      <text:p text:style-name="OrgSubtitle"/>
      <text:p text:style-name="OrgFixedWidthBlock">\begin{abstract}</text:p>
      <text:p text:style-name="OrgFixedWidthBlock">%\boldmath</text:p>
      <text:p text:style-name="OrgFixedWidthBlock">The abstract goes here.</text:p>
      <text:p text:style-name="OrgFixedWidthBlockLastLine">\end{abstract}</text:p>
      <text:p text:style-name="OrgFixedWidthBlock">\begin{IEEEkeywords}</text:p>
      <text:p text:style-name="OrgFixedWidthBlock">IEEEtran, journal, \LaTeX, paper, template.</text:p>
      <text:p text:style-name="OrgFixedWidthBlockLastLine">\end{IEEEkeywords}</text:p>
      <text:h text:style-name="Heading_20_1" text:outline-level="1" text:is-list-header="false">
<text:bookmark-start text:name="OrgXref.orgad716a8"/>
<text:bookmark text:name="orgad716a8"/>Introduction
<text:bookmark-end text:name="OrgXref.orgad716a8"/></text:h>
      <text:list text:style-name="OrgBulletedList" text:continue-numbering="false">
        <text:list-item>
          <text:p text:style-name="Text_20_body">why soft continuum robots suit for manipulating the camera in laparoscopic surgery
</text:p>
          <text:list text:style-name="OrgBulletedList" text:continue-numbering="true">
            <text:list-item>
              <text:p text:style-name="Text_20_body">the role of camera in laparoscopic surgery
</text:p>
              <text:list text:style-name="OrgBulletedList" text:continue-numbering="true">
                <text:list-item>
                  <text:p text:style-name="Text_20_body">what is the common location?
</text:p>
                </text:list-item>
                <text:list-item>
                  <text:p text:style-name="Text_20_body">how the camera is manipulated during the surgery?
</text:p>
                </text:list-item>
              </text:list>
            </text:list-item>
            <text:list-item>
              <text:p text:style-name="Text_20_body">fluidically-driven soft continuum robot 
</text:p>
            </text:list-item>
            <text:list-item>
              <text:p text:style-name="Text_20_body">compliant, safe
</text:p>
            </text:list-item>
            <text:list-item>
              <text:p text:style-name="Text_20_body">disposable
</text:p>
            </text:list-item>
            <text:list-item>
              <text:p text:style-name="Text_20_body">high DOF, can 
</text:p>
            </text:list-item>
          </text:list>
        </text:list-item>
        <text:list-item>
          <text:p text:style-name="Text_20_body">any application have been done using soft robot in laparoscopic surgery?
</text:p>
          <text:list text:style-name="OrgBulletedList" text:continue-numbering="true">
            <text:list-item>
              <text:p text:style-name="Text_20_body">seems no
</text:p>
            </text:list-item>
            <text:list-item>
              <text:p text:style-name="Text_20_body">any application of flexible endoscope in laparoscopic surgery
</text:p>
            </text:list-item>
          </text:list>
        </text:list-item>
        <text:list-item>
          <text:p text:style-name="Text_20_body">why visual-based feedback?
</text:p>
          <text:list text:style-name="OrgBulletedList" text:continue-numbering="true">
            <text:list-item>
              <text:p text:style-name="Text_20_body">difficulty of miniaturization while installing other tethered positional sensors
</text:p>
              <text:list text:style-name="OrgBulletedList" text:continue-numbering="true">
                <text:list-item>
                  <text:p text:style-name="Text_20_body">reliable sensors are mostly tethered. including tethered sensor would complicate the dynamics of the soft continuum robot and thus increase control difficulty
</text:p>
                </text:list-item>
              </text:list>
            </text:list-item>
            <text:list-item>
              <text:p text:style-name="Text_20_body">visual-based feedback is also mostly use for surgical tool tracking. visual-based controller of the surgical tools is developed making use of 
</text:p>
            </text:list-item>
          </text:list>
        </text:list-item>
      </text:list>
      <text:p text:style-name="Text_20_body">the tracked position.
</text:p>
      <text:list text:style-name="OrgBulletedList" text:continue-numbering="false">
        <text:list-item>
          <text:p text:style-name="Text_20_body">what is the visual servoing definition in this paper?
</text:p>
          <text:list text:style-name="OrgBulletedList" text:continue-numbering="true">
            <text:list-item>
              <text:p text:style-name="Text_20_body">control of a soft continuum robot, which mounted with camera at the tip, using only visual feedback
</text:p>
            </text:list-item>
          </text:list>
        </text:list-item>
        <text:list-item>
          <text:p text:style-name="Text_20_body">what is the state-of-the art the visual-servoing for manipulation of endoscope?
</text:p>
          <text:list text:style-name="OrgBulletedList" text:continue-numbering="true">
            <text:list-item>
              <text:p text:style-name="Text_20_body">control needs to compute the inverse mapping of the soft robot
</text:p>
              <text:list text:style-name="OrgBulletedList" text:continue-numbering="true">
                <text:list-item>
                  <text:p text:style-name="Text_20_body">mapping from the user input to the actuation pressure
</text:p>
                </text:list-item>
                <text:list-item>
                  <text:p text:style-name="Text_20_body">usually redundancy is the problem of computing the inverse mapping
</text:p>
                </text:list-item>
              </text:list>
            </text:list-item>
            <text:list-item>
              <text:p text:style-name="Text_20_body">examples of model-based approach
</text:p>
              <text:list text:style-name="OrgBulletedList" text:continue-numbering="true">
                <text:list-item>
                  <text:p text:style-name="Text_20_body">e.g. PCC approach 
</text:p>
                </text:list-item>
              </text:list>
            </text:list-item>
            <text:list-item>
              <text:p text:style-name="Text_20_body">model-based approach is difficult since it is difficult to obtain accurate analytical model of soft continuum robot
</text:p>
            </text:list-item>
            <text:list-item>
              <text:p text:style-name="Text_20_body">model-free approach of controlling
</text:p>
              <text:list text:style-name="OrgBulletedList" text:continue-numbering="true">
                <text:list-item>
                  <text:p text:style-name="Text_20_body">advantage of model-free approach
</text:p>
                </text:list-item>
                <text:list-item>
                  <text:p text:style-name="Text_20_body">e.g. data-driven based approaches that approximate the inverse mapping by regression
</text:p>
                </text:list-item>
                <text:list-item>
                  <text:p text:style-name="Text_20_body">local learning is one of the learning approach that can resolve the redundancy problem
</text:p>
                  <text:list text:style-name="OrgBulletedList" text:continue-numbering="true">
                    <text:list-item>
                      <text:p text:style-name="Text_20_body">have been successfully applied to learning inverse mapping for controlling redundant rigid-link robots
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">contribution
</text:p>
          <text:list text:style-name="OrgBulletedList" text:continue-numbering="true">
            <text:list-item>
              <text:p text:style-name="Text_20_body">visual-servoing of a soft continuum robot for laparoscopic surgery that can
</text:p>
              <text:list text:style-name="OrgBulletedList" text:continue-numbering="true">
                <text:list-item>
                  <text:p text:style-name="Text_20_body">enhance the tele-manipulation accuracy
</text:p>
                </text:list-item>
                <text:list-item>
                  <text:p text:style-name="Text_20_body">automatically trace a target point specified in the endoscopic view
</text:p>
                </text:list-item>
              </text:list>
            </text:list-item>
          </text:list>
        </text:list-item>
      </text:list>
      <text:h text:style-name="Heading_20_1" text:outline-level="1" text:is-list-header="false">
<text:bookmark-start text:name="OrgXref.org61b6d7f"/>
<text:bookmark text:name="org61b6d7f"/>Materials and methods
<text:bookmark-end text:name="OrgXref.org61b6d7f"/></text:h>
      <text:h text:style-name="Heading_20_2" text:outline-level="2" text:is-list-header="false">
<text:bookmark-start text:name="OrgXref.org19a43d7"/>
<text:bookmark text:name="org19a43d7"/>Overall control architecture for tele-manipulation
<text:bookmark-end text:name="OrgXref.org19a43d7"/></text:h>
      <text:list text:style-name="OrgBulletedList" text:continue-numbering="false">
        <text:list-item>
          <text:p text:style-name="Text_20_body">Explanation of the tele-manipulation in endoscopic navigation
</text:p>
          <text:list text:style-name="OrgBulletedList" text:continue-numbering="true">
            <text:list-item>
              <text:p text:style-name="Text_20_body">Fig.1 : Schematic diagram of the overall control architecture
</text:p>
            </text:list-item>
          </text:list>
        </text:list-item>
        <text:list-item>
          <text:p text:style-name="Text_20_body">Definition of the control problem
</text:p>
          <text:list text:style-name="OrgBulletedList" text:continue-numbering="true">
            <text:list-item>
              <text:p text:style-name="Text_20_body">redundantly actuated soft robot
</text:p>
              <text:list text:style-name="OrgBulletedList" text:continue-numbering="true">
                <text:list-item>
                  <text:p text:style-name="Text_20_body">Fig. 2: sketch of the soft robot 
</text:p>
                </text:list-item>
              </text:list>
            </text:list-item>
            <text:list-item>
              <text:p text:style-name="Text_20_body">we consider operational space control
</text:p>
              <text:list text:style-name="OrgBulletedList" text:continue-numbering="true">
                <text:list-item>
nil
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5fd1909"/>
<text:bookmark text:name="org5fd1909"/>Model-free Kinematic control
<text:bookmark-end text:name="OrgXref.org5fd1909"/></text:h>
      <text:h text:style-name="Heading_20_3" text:outline-level="3" text:is-list-header="false">
<text:bookmark-start text:name="OrgXref.org54febe8"/>
<text:bookmark text:name="org54febe8"/>Inverse kinematics model of soft continuum robot
<text:bookmark-end text:name="OrgXref.org54febe8"/></text:h>
      <text:list text:style-name="OrgBulletedList" text:continue-numbering="false">
        <text:list-item>
          <text:p text:style-name="Text_20_body">general nonlinear function to describe the kinematic relation
</text:p>
          <text:list text:style-name="OrgBulletedList" text:continue-numbering="true">
            <text:list-item>
              <text:p text:style-name="Text_20_body">quasi-static transition model [ref]
</text:p>
              <text:list text:style-name="OrgBulletedList" text:continue-numbering="true">
                <text:list-item>
                  <text:p text:style-name="Text_20_body">the robot is in stationary condition at time step <text:span text:style-name="OrgCode">$k$</text:span> with static chamber pressure <text:span text:style-name="OrgCode">$\bm{u}_k$</text:span> 
</text:p>
                </text:list-item>
                <text:list-item>
                  <text:p text:style-name="Text_20_body">the robot state is represented <text:span text:style-name="OrgCode">$\bm{x}_k$</text:span>
</text:p>
                </text:list-item>
              </text:list>
            </text:list-item>
            <text:list-item>
              <text:p text:style-name="Text_20_body">when the chamber pressure is changed by <text:span text:style-name="OrgCode">$\Delta\bm{u}_k$</text:span>, the state at the next time step is:
</text:p>
            </text:list-item>
            <text:list-item>
              <text:p text:style-name="Text_20_body"><text:span text:style-name="OrgCode">$\bm{x}_{k+1} = f(\bm{x}_k,\Delta\bm{u}_k, \bm{\eta}_k)$</text:span> or <text:span text:style-name="OrgCode">$\bm{x}_{k+1} = f(\bm{x}_k,\Delta\bm{u}_k) + \bm{\eta}_k$</text:span>
</text:p>
            </text:list-item>
            <text:list-item>
              <text:p text:style-name="Text_20_body">where <text:span text:style-name="OrgCode">$bm{\eta}_k$</text:span> is unknown external disturbance
</text:p>
              <text:list text:style-name="OrgBulletedList" text:continue-numbering="true">
                <text:list-item>
                  <text:p text:style-name="Text_20_body">e.g. ???
</text:p>
                </text:list-item>
              </text:list>
            </text:list-item>
            <text:list-item>
              <text:p text:style-name="Text_20_body">The tip orientation <text:span text:style-name="OrgCode">$\bm{y}_k$</text:span>, and the corresponding metric in the image domain <text:span text:style-name="OrgCode">$\bm{z}$</text:span> are 
</text:p>
              <text:list text:style-name="OrgBulletedList" text:continue-numbering="true">
                <text:list-item>
                  <text:p text:style-name="Text_20_body"><text:span text:style-name="OrgCode">$\bm{y}_k = g_{tip}(\bm{x}_k)$</text:span>
</text:p>
                </text:list-item>
                <text:list-item>
                  <text:p text:style-name="Text_20_body"><text:span text:style-name="OrgCode">$\bm{z}_k = g_c(\bm{y}_k) + \bm{\epsilon}_k$</text:span>
</text:p>
                </text:list-item>
                <text:list-item>
                  <text:p text:style-name="Text_20_body">where <text:span text:style-name="OrgCode">\bm{\epsilon}</text:span><text:span text:style-name="OrgSubscript">k</text:span> is the measurement noise 
</text:p>
                </text:list-item>
              </text:list>
            </text:list-item>
          </text:list>
        </text:list-item>
        <text:list-item>
          <text:p text:style-name="Text_20_body">elaboration of this setting
</text:p>
          <text:list text:style-name="OrgBulletedList" text:continue-numbering="true">
            <text:list-item>
              <text:p text:style-name="Text_20_body">relative to a base frame
</text:p>
            </text:list-item>
            <text:list-item>
nil
</text:list-item>
          </text:list>
        </text:list-item>
      </text:list>
      <text:h text:style-name="Heading_20_3" text:outline-level="3" text:is-list-header="false">
<text:bookmark-start text:name="OrgXref.orge1fcfe0"/>
<text:bookmark text:name="orge1fcfe0"/>Learning the inverse model for operational space control
<text:bookmark-end text:name="OrgXref.orge1fcfe0"/></text:h>
      <text:list text:style-name="OrgBulletedList" text:continue-numbering="false">
        <text:list-item>
          <text:p text:style-name="Text_20_body">online nonparametric method
</text:p>
        </text:list-item>
        <text:list-item>
          <text:p text:style-name="Text_20_body">discuss the difference from related works regarding the learning/control methods
</text:p>
        </text:list-item>
      </text:list>
      <text:h text:style-name="Heading_20_2" text:outline-level="2" text:is-list-header="false">
<text:bookmark-start text:name="OrgXref.org348d0db"/>
<text:bookmark text:name="org348d0db"/>Real-time image processing
<text:bookmark-end text:name="OrgXref.org348d0db"/></text:h>
      <text:list text:style-name="OrgBulletedList" text:continue-numbering="false">
        <text:list-item>
          <text:p text:style-name="Text_20_body">Fig. 
</text:p>
        </text:list-item>
      </text:list>
      <text:h text:style-name="Heading_20_1" text:outline-level="1" text:is-list-header="false">
<text:bookmark-start text:name="OrgXref.org21e9373"/>
<text:bookmark text:name="org21e9373"/>Results and discussion
<text:bookmark-end text:name="OrgXref.org21e9373"/></text:h>
      <text:h text:style-name="Heading_20_1" text:outline-level="1" text:is-list-header="false">
<text:bookmark-start text:name="OrgXref.orge77f5ea"/>
<text:bookmark text:name="orge77f5ea"/>Conclusion
<text:bookmark-end text:name="OrgXref.orge77f5ea"/></text:h>
      <text:p text:style-name="Text_20_body"><text:span text:style-name="OrgCode">\clearpage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uthor 1, Author 2</dc:creator>
    <meta:initial-creator>Author 1, Author 2</meta:initial-creator>
    <dc:date>2017-03-03T18:09:50</dc:date>
    <meta:creation-date>2017-03-03T18:09:50</meta:creation-date>
    <meta:generator>Emacs 24.5.1 (Org mode 9.0.1)</meta:generator>
    <meta:keyword/>
    <dc:subject/>
    <dc:title>Visual-based Model-free Control of Soft Continuum Robot for Effective Endoscopic Navigation</dc:title>
  </office:meta>
</office:document-meta>
</file>